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B000002803B499F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17cm" svg:height="13.684cm" draw:z-index="0"><draw:image xlink:href="Pictures/100000000000031B000002803B499F0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07T07:38:03.05</meta:creation-date>
    <meta:document-statistic meta:table-count="0" meta:image-count="1" meta:object-count="0" meta:page-count="1" meta:paragraph-count="0" meta:word-count="0" meta:character-count="0"/>
    <dc:date>2017-09-07T15:18:07.52</dc:date>
    <meta:editing-duration>PT7H24M52S</meta:editing-duration>
    <meta:editing-cycles>1</meta:editing-cycles>
    <meta:generator>OpenOffice/4.1.3$Win32 OpenOffice.org_project/413m1$Build-9783</meta:generator>
  </office:meta>
</office:document-meta>
</file>